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89DAE7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7.518cm" table:align="left"/>
    </style:style>
    <style:style style:name="Tabela1.A" style:family="table-column">
      <style:table-column-properties style:column-width="2.27cm"/>
    </style:style>
    <style:style style:name="Tabela1.B" style:family="table-column">
      <style:table-column-properties style:column-width="2.244cm"/>
    </style:style>
    <style:style style:name="Tabela1.C" style:family="table-column">
      <style:table-column-properties style:column-width="3.004cm"/>
    </style:style>
    <style:style style:name="Tabe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1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1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Heading_20_1">
      <style:paragraph-properties fo:margin-top="0cm" fo:margin-bottom="0.499cm" style:contextual-spacing="false"/>
    </style:style>
    <style:style style:name="P2" style:family="paragraph" style:parent-style-name="Heading_20_2">
      <style:paragraph-properties fo:margin-top="0cm" fo:margin-bottom="0.499cm" style:contextual-spacing="false"/>
    </style:style>
    <style:style style:name="P3" style:family="paragraph" style:parent-style-name="Text_20_body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.499cm" style:contextual-spacing="false"/>
    </style:style>
    <style:style style:name="P6" style:family="paragraph" style:parent-style-name="Heading_20_3">
      <style:paragraph-properties fo:margin-top="0cm" fo:margin-bottom="0.499cm" style:contextual-spacing="false"/>
    </style:style>
    <style:style style:name="P7" style:family="paragraph" style:parent-style-name="Table_20_Contents">
      <style:paragraph-properties fo:margin-top="0cm" fo:margin-bottom="0.499cm" style:contextual-spacing="false"/>
    </style:style>
    <style:style style:name="P8" style:family="paragraph" style:parent-style-name="Table_20_Contents">
      <style:paragraph-properties fo:margin-top="0cm" fo:margin-bottom="0.499cm" style:contextual-spacing="false"/>
      <style:text-properties fo:font-weight="bold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.499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.499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.499cm" style:contextual-spacing="false"/>
    </style:style>
    <style:style style:name="P16" style:family="paragraph" style:parent-style-name="Text_20_body">
      <style:paragraph-properties fo:margin-top="0cm" fo:margin-bottom="0.499cm" style:contextual-spacing="false"/>
      <style:text-properties fo:font-weight="bold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cm" fo:margin-bottom="0.499cm" style:contextual-spacing="false"/>
    </style:style>
    <style:style style:name="P19" style:family="paragraph" style:parent-style-name="Text_20_body" style:list-style-name="L6"/>
    <style:style style:name="P20" style:family="paragraph" style:parent-style-name="Text_20_body" style:list-style-name="L6">
      <style:paragraph-properties fo:margin-top="0cm" fo:margin-bottom="0.499cm" style:contextual-spacing="false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cm" fo:margin-bottom="0.499cm" style:contextual-spacing="false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postila de Javascript: Dominando os Operadores Lógicos</text:h>
      <text:h text:style-name="P2" text:outline-level="2">1.0 Introdução aos Operadores Lógicos</text:h>
      <text:p text:style-name="P3">Em JavaScript, os operadores lógicos são ferramentas fundamentais que nos permitem construir lógicas mais sofisticadas e tomar decisões complexas dentro do nosso código. Eles funcionam combinando duas ou mais expressões, avaliando-as e, ao final, retornando um único valor booleano: <text:span text:style-name="Source_20_Text">verdadeiro</text:span> (<text:span text:style-name="T1">true</text:span>) ou <text:span text:style-name="Source_20_Text">falso</text:span> (<text:span text:style-name="T1">false</text:span>). Essa capacidade de avaliar múltiplas condições é a base para criar programas dinâmicos e inteligentes.</text:p>
      <text:p text:style-name="P3">Nesta apostila, vamos explorar em detalhe os três operadores lógicos essenciais do JavaScript:</text:p>
      <text:list text:style-name="L1">
        <text:list-item>
          <text:p text:style-name="P4"><text:span text:style-name="T2">AND</text:span> (<text:span text:style-name="Source_20_Text">&amp;&amp;</text:span>)</text:p>
        </text:list-item>
        <text:list-item>
          <text:p text:style-name="P4"><text:span text:style-name="T2">OR</text:span> (<text:span text:style-name="Source_20_Text">||</text:span>)</text:p>
        </text:list-item>
        <text:list-item>
          <text:p text:style-name="P5"><text:span text:style-name="T2">NOT</text:span> (<text:span text:style-name="Source_20_Text">!</text:span>)</text:p>
        </text:list-item>
      </text:list>
      <text:p text:style-name="P3">Ao longo das próximas seções, vamos analisar a fundo o funcionamento de cada um, desde sua base teórica até a aplicação prática em cenários de programação do dia a dia.</text:p>
      <text:h text:style-name="P2" text:outline-level="2">2.0 A Base da Lógica: As Tabelas-Verdade</text:h>
      <text:p text:style-name="P3">Antes de aplicarmos os operadores no código, é crucial entender como eles se comportam. A ferramenta ideal para isso é a "tabela-verdade". Uma tabela-verdade é um mapa que mostra todos os resultados possíveis de uma operação lógica, com base nos valores de entrada. Como o resultado de qualquer operação lógica é sempre <text:span text:style-name="Source_20_Text">verdadeiro</text:span> ou <text:span text:style-name="Source_20_Text">falso</text:span>, essas tabelas nos permitem prever com exatidão o comportamento do nosso programa.</text:p>
      <text:h text:style-name="P6" text:outline-level="3">A Tabela-Verdade do Operador AND (E)</text:h>
      <text:p text:style-name="P3">O operador <text:span text:style-name="Source_20_Text">AND</text:span> (<text:span text:style-name="Source_20_Text">&amp;&amp;</text:span>), também conhecido como "E", é restritivo. Ele só retornará <text:span text:style-name="Source_20_Text">verdadeiro</text:span> se <text:span text:style-name="T2">ambas</text:span> as expressões que ele conecta forem verdadeiras. Se qualquer uma delas (ou ambas) for falsa, o resultado final da operação será <text:span text:style-name="Source_20_Text">falso</text:span>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">Expressão 1</text:p>
          </table:table-cell>
          <table:table-cell table:style-name="Tabela1.B1" office:value-type="string">
            <text:p text:style-name="P7">Expressão 2</text:p>
          </table:table-cell>
          <table:table-cell table:style-name="Tabela1.B1" office:value-type="string">
            <text:p text:style-name="P7">Resultado (&amp;&amp;)</text:p>
          </table:table-cell>
        </table:table-row>
        <table:table-row>
          <table:table-cell table:style-name="Tabela1.A2" office:value-type="string">
            <text:p text:style-name="P7">Verdadeiro</text:p>
          </table:table-cell>
          <table:table-cell table:style-name="Tabela1.B2" office:value-type="string">
            <text:p text:style-name="P7">Verdadeiro</text:p>
          </table:table-cell>
          <table:table-cell table:style-name="Tabela1.B2" office:value-type="string">
            <text:p text:style-name="P8">Verdadeiro</text:p>
          </table:table-cell>
        </table:table-row>
        <table:table-row>
          <table:table-cell table:style-name="Tabela1.A2" office:value-type="string">
            <text:p text:style-name="P7">Verdadeiro</text:p>
          </table:table-cell>
          <table:table-cell table:style-name="Tabela1.B2" office:value-type="string">
            <text:p text:style-name="P7">Falso</text:p>
          </table:table-cell>
          <table:table-cell table:style-name="Tabela1.B2" office:value-type="string">
            <text:p text:style-name="P7">Falso</text:p>
          </table:table-cell>
        </table:table-row>
        <table:table-row>
          <table:table-cell table:style-name="Tabela1.A2" office:value-type="string">
            <text:p text:style-name="P7">Falso</text:p>
          </table:table-cell>
          <table:table-cell table:style-name="Tabela1.B2" office:value-type="string">
            <text:p text:style-name="P7">Verdadeiro</text:p>
          </table:table-cell>
          <table:table-cell table:style-name="Tabela1.B2" office:value-type="string">
            <text:p text:style-name="P7">Falso<text:soft-page-break/></text:p>
          </table:table-cell>
        </table:table-row>
        <table:table-row>
          <table:table-cell table:style-name="Tabela1.A5" office:value-type="string">
            <text:p text:style-name="P7">Falso</text:p>
          </table:table-cell>
          <table:table-cell table:style-name="Tabela1.B5" office:value-type="string">
            <text:p text:style-name="P7">Falso</text:p>
          </table:table-cell>
          <table:table-cell table:style-name="Tabela1.B5" office:value-type="string">
            <text:p text:style-name="P7">Falso</text:p>
          </table:table-cell>
        </table:table-row>
      </table:table>
      <text:h text:style-name="P6" text:outline-level="3">A Tabela-Verdade do Operador OR (OU)</text:h>
      <text:p text:style-name="P3">O operador <text:span text:style-name="Source_20_Text">OR</text:span> (<text:span text:style-name="Source_20_Text">||</text:span>), conhecido como "OU", é mais flexível. Ele retornará <text:span text:style-name="Source_20_Text">verdadeiro</text:span> se <text:span text:style-name="T2">pelo menos uma</text:span> das expressões avaliadas for verdadeira. O único cenário em que o operador <text:span text:style-name="Source_20_Text">OR</text:span> resulta em <text:span text:style-name="Source_20_Text">falso</text:span> é quando ambas as expressões conectadas são falsas.</text:p>
      <text:p text:style-name="P3">| Expressão 1 | Expressão 2 | Resultado (||) | | :---------- | :---------- | :------------- | | Verdadeiro | Verdadeiro | Verdadeiro | | Verdadeiro | Falso | Verdadeiro | | Falso | Verdadeiro | Verdadeiro | | Falso | Falso | <text:span text:style-name="T2">Falso</text:span> |</text:p>
      <text:p text:style-name="P3">Com esses conceitos teóricos estabelecidos, vamos agora ver como eles se traduzem em código JavaScript real.</text:p>
      <text:h text:style-name="P2" text:outline-level="2">3.0 Aplicação Prática: Operadores Lógicos em Ação</text:h>
      <text:p text:style-name="P3">A melhor forma de solidificar o entendimento sobre os operadores lógicos é observá-los em funcionamento. Utilizaremos exemplos práticos de código para ilustrar os resultados que acabamos de discutir nas tabelas-verdade, mostrando como o JavaScript avalia essas expressões.</text:p>
      <text:h text:style-name="P6" text:outline-level="3">Preparando o Ambiente</text:h>
      <text:p text:style-name="P3">Primeiro, vamos declarar e inicializar quatro variáveis numéricas que servirão de base para nossas comparações lógicas.</text:p>
      <text:p text:style-name="Preformatted_20_Text"><text:span text:style-name="Source_20_Text">let N1 = 10;</text:span></text:p>
      <text:p text:style-name="Preformatted_20_Text"><text:span text:style-name="Source_20_Text">let N2 = 5;</text:span></text:p>
      <text:p text:style-name="Preformatted_20_Text"><text:span text:style-name="Source_20_Text">let N3 = 15;</text:span></text:p>
      <text:p text:style-name="P9"><text:span text:style-name="Source_20_Text">let N4 = 2;</text:span></text:p>
      <text:h text:style-name="P6" text:outline-level="3">Demonstrando o Operador <text:span text:style-name="Source_20_Text">AND</text:span> (<text:span text:style-name="Source_20_Text">&amp;&amp;</text:span>)</text:h>
      <text:p text:style-name="P3">Vamos testar um cenário combinando duas comparações. A primeira, <text:span text:style-name="Source_20_Text">N1 &gt; N2</text:span> (10 &gt; 5), resulta em <text:span text:style-name="Source_20_Text">true</text:span>. A segunda, <text:span text:style-name="Source_20_Text">N1 &gt; N3</text:span> (10 &gt; 15), resulta em <text:span text:style-name="Source_20_Text">false</text:span>.</text:p>
      <text:p text:style-name="P9"><text:span text:style-name="Source_20_Text">console.log((N1 &gt; N2) &amp;&amp; (N1 &gt; N3));</text:span></text:p>
      <text:p text:style-name="P3"><text:soft-page-break/><text:span text:style-name="T2">Análise do Resultado:</text:span> O código imprimirá <text:span text:style-name="Source_20_Text">false</text:span>. A análise ocorre da seguinte forma:</text:p>
      <text:list text:style-name="L2">
        <text:list-item>
          <text:p text:style-name="P10"><text:span text:style-name="Source_20_Text">(N1 &gt; N2)</text:span> (10 &gt; 5) é avaliado como <text:span text:style-name="Source_20_Text">true</text:span>.</text:p>
        </text:list-item>
        <text:list-item>
          <text:p text:style-name="P10"><text:span text:style-name="Source_20_Text">(N1 &gt; N3)</text:span> (10 &gt; 15) é avaliado como <text:span text:style-name="Source_20_Text">false</text:span>.</text:p>
        </text:list-item>
        <text:list-item>
          <text:p text:style-name="P10">A expressão final se torna <text:span text:style-name="Source_20_Text">true &amp;&amp; false</text:span>.</text:p>
        </text:list-item>
        <text:list-item>
          <text:p text:style-name="P11">Conforme a tabela-verdade do <text:span text:style-name="Source_20_Text">AND</text:span>, este resultado é <text:span text:style-name="Source_20_Text">false</text:span>.</text:p>
        </text:list-item>
      </text:list>
      <text:h text:style-name="P6" text:outline-level="3" text:is-list-header="true">Demonstrando o Operador <text:span text:style-name="Source_20_Text">OR</text:span> (<text:span text:style-name="Source_20_Text">||</text:span>)</text:h>
      <text:p text:style-name="P3">Agora, vamos aplicar o operador <text:span text:style-name="Source_20_Text">OR</text:span> exatamente ao mesmo cenário de teste: <text:span text:style-name="Source_20_Text">N1 &gt; N2</text:span> (<text:span text:style-name="Source_20_Text">true</text:span>) e <text:span text:style-name="Source_20_Text">N1 &gt; N3</text:span> (<text:span text:style-name="Source_20_Text">false</text:span>).</text:p>
      <text:p text:style-name="P9"><text:span text:style-name="Source_20_Text">console.log((N1 &gt; N2) || (N1 &gt; N3));</text:span></text:p>
      <text:p text:style-name="P3"><text:span text:style-name="T2">Análise do Resultado:</text:span> Desta vez, o código imprimirá <text:span text:style-name="Source_20_Text">true</text:span>. A análise é a seguinte:</text:p>
      <text:list text:style-name="L3">
        <text:list-item>
          <text:p text:style-name="P12"><text:span text:style-name="Source_20_Text">(N1 &gt; N2)</text:span> (10 &gt; 5) é avaliado como <text:span text:style-name="Source_20_Text">true</text:span>.</text:p>
        </text:list-item>
        <text:list-item>
          <text:p text:style-name="P12"><text:span text:style-name="Source_20_Text">(N1 &gt; N3)</text:span> (10 &gt; 15) é avaliado como <text:span text:style-name="Source_20_Text">false</text:span>.</text:p>
        </text:list-item>
        <text:list-item>
          <text:p text:style-name="P12">A expressão final se torna <text:span text:style-name="Source_20_Text">true || false</text:span>.</text:p>
        </text:list-item>
        <text:list-item>
          <text:p text:style-name="P13">Conforme a tabela-verdade do <text:span text:style-name="Source_20_Text">OR</text:span>, que requer apenas um lado verdadeiro, o resultado final é <text:span text:style-name="Source_20_Text">true</text:span>.</text:p>
        </text:list-item>
      </text:list>
      <text:h text:style-name="P6" text:outline-level="3" text:is-list-header="true">O Operador <text:span text:style-name="Source_20_Text">NOT</text:span> (<text:span text:style-name="Source_20_Text">!</text:span>) - A Negação</text:h>
      <text:p text:style-name="P3">O operador <text:span text:style-name="Source_20_Text">NOT</text:span> (<text:span text:style-name="Source_20_Text">!</text:span>) é diferente dos outros dois, pois ele atua sobre uma única expressão. Sua função é simples e poderosa: <text:span text:style-name="T2">inverter</text:span> um resultado booleano. O que é <text:span text:style-name="Source_20_Text">true</text:span> se torna <text:span text:style-name="Source_20_Text">false</text:span>, e o que é <text:span text:style-name="Source_20_Text">false</text:span> se torna <text:span text:style-name="Source_20_Text">true</text:span>.</text:p>
      <text:p text:style-name="P3">Vamos usar o <text:span text:style-name="Source_20_Text">NOT</text:span> para negar o resultado da nossa expressão com <text:span text:style-name="Source_20_Text">OR</text:span>, que sabemos que resulta em <text:span text:style-name="Source_20_Text">true</text:span>.</text:p>
      <text:p text:style-name="P9"><text:span text:style-name="Source_20_Text">console.log(!((N1 &gt; N2) || (N1 &gt; N3)));</text:span></text:p>
      <text:p text:style-name="P3"><text:span text:style-name="T2">Análise do Resultado:</text:span> O resultado final impresso será <text:span text:style-name="Source_20_Text">false</text:span>. A lógica ocorre em duas etapas:</text:p>
      <text:list text:style-name="L4">
        <text:list-item>
          <text:p text:style-name="P14">A expressão interna <text:span text:style-name="Source_20_Text">((N1 &gt; N2) || (N1 &gt; N3))</text:span> é avaliada primeiro, resultando em <text:span text:style-name="Source_20_Text">true</text:span>.</text:p>
        </text:list-item>
        <text:list-item>
          <text:p text:style-name="P15">O operador <text:span text:style-name="Source_20_Text">NOT</text:span> (<text:span text:style-name="Source_20_Text">!</text:span>) é aplicado a esse resultado <text:span text:style-name="Source_20_Text">true</text:span>, invertendo-o para <text:span text:style-name="Source_20_Text">false</text:span>.</text:p>
        </text:list-item>
      </text:list>
      <text:p text:style-name="P3"><text:soft-page-break/>Embora o uso do <text:span text:style-name="Source_20_Text">console.log</text:span> seja ótimo para aprendizado, a verdadeira força dos operadores lógicos se manifesta no controle do fluxo de execução de um programa.</text:p>
      <text:h text:style-name="P2" text:outline-level="2">4.0 Controle de Fluxo com Operadores Lógicos em Estruturas <text:span text:style-name="Source_20_Text">if</text:span></text:h>
      <text:p text:style-name="P3">No desenvolvimento de software, o uso mais comum e importante dos operadores lógicos é dentro de estruturas condicionais, como o bloco <text:span text:style-name="Source_20_Text">if/else</text:span>. Eles permitem que o programa tome decisões complexas, determinando quais blocos de código devem ser executados com base em múltiplas condições simultâneas.</text:p>
      <text:h text:style-name="P6" text:outline-level="3">Exemplo de Estrutura Condicional</text:h>
      <text:p text:style-name="P3">Vamos analisar um exemplo prático que combina duas condições para decidir qual mensagem exibir.</text:p>
      <text:p text:style-name="Preformatted_20_Text"><text:span text:style-name="Source_20_Text">if ((N1 &gt; N2) &amp;&amp; (N3 &gt; N4)) {</text:span></text:p>
      <text:p text:style-name="Preformatted_20_Text"><text:span text:style-name="Source_20_Text"><text:s text:c="4"/>console.log('verdadeiro');</text:span></text:p>
      <text:p text:style-name="Preformatted_20_Text"><text:span text:style-name="Source_20_Text">} else {</text:span></text:p>
      <text:p text:style-name="Preformatted_20_Text"><text:span text:style-name="Source_20_Text"><text:s text:c="4"/>console.log('falso');</text:span></text:p>
      <text:p text:style-name="P9"><text:span text:style-name="Source_20_Text">}</text:span></text:p>
      <text:p text:style-name="P16">Análise do Código:</text:p>
      <text:list text:style-name="L5">
        <text:list-item>
          <text:p text:style-name="P17">A primeira condição, <text:span text:style-name="Source_20_Text">(N1 &gt; N2)</text:span> (10 &gt; 5), é avaliada como <text:span text:style-name="Source_20_Text">true</text:span>.</text:p>
        </text:list-item>
        <text:list-item>
          <text:p text:style-name="P17">A segunda condição, <text:span text:style-name="Source_20_Text">(N3 &gt; N4)</text:span> (15 &gt; 2), também é avaliada como <text:span text:style-name="Source_20_Text">true</text:span>.</text:p>
        </text:list-item>
        <text:list-item>
          <text:p text:style-name="P17">O operador <text:span text:style-name="Source_20_Text">AND</text:span> (<text:span text:style-name="Source_20_Text">&amp;&amp;</text:span>) combina os dois resultados: <text:span text:style-name="Source_20_Text">true &amp;&amp; true</text:span> (resultado de <text:span text:style-name="Source_20_Text">10 &gt; 5</text:span> e <text:span text:style-name="Source_20_Text">15 &gt; 2</text:span>).</text:p>
        </text:list-item>
        <text:list-item>
          <text:p text:style-name="P17">De acordo com a tabela-verdade, o resultado final é <text:span text:style-name="Source_20_Text">true</text:span>.</text:p>
        </text:list-item>
        <text:list-item>
          <text:p text:style-name="P18">Portanto, o código dentro do bloco <text:span text:style-name="Source_20_Text">if</text:span> é executado, e a string <text:span text:style-name="Source_20_Text">'verdadeiro'</text:span> é impressa no console.</text:p>
        </text:list-item>
      </text:list>
      <text:h text:style-name="P6" text:outline-level="3" text:is-list-header="true">Analisando a Negação Parcial</text:h>
      <text:p text:style-name="P3">O operador <text:span text:style-name="Source_20_Text">NOT</text:span> (<text:span text:style-name="Source_20_Text">!</text:span>) também pode ser usado de forma granular para negar apenas uma parte de uma expressão lógica composta, alterando drasticamente o resultado final.</text:p>
      <text:p text:style-name="P3">Vamos modificar o exemplo anterior, negando apenas a primeira condição:</text:p>
      <text:p text:style-name="Preformatted_20_Text"><text:span text:style-name="Source_20_Text">if (!(N1 &gt; N2) &amp;&amp; (N3 &gt; N4)) {</text:span></text:p>
      <text:p text:style-name="Preformatted_20_Text"><text:soft-page-break/><text:span text:style-name="Source_20_Text"><text:s text:c="4"/>console.log('verdadeiro');</text:span></text:p>
      <text:p text:style-name="Preformatted_20_Text"><text:span text:style-name="Source_20_Text">} else {</text:span></text:p>
      <text:p text:style-name="Preformatted_20_Text"><text:span text:style-name="Source_20_Text"><text:s text:c="4"/>console.log('falso');</text:span></text:p>
      <text:p text:style-name="P9"><text:span text:style-name="Source_20_Text">}</text:span></text:p>
      <text:p text:style-name="P16">Decompondo a Lógica:</text:p>
      <text:list text:style-name="L6">
        <text:list-item>
          <text:p text:style-name="P19">A expressão <text:span text:style-name="Source_20_Text">(N1 &gt; N2)</text:span> originalmente era <text:span text:style-name="Source_20_Text">true</text:span>.</text:p>
        </text:list-item>
        <text:list-item>
          <text:p text:style-name="P19">O operador <text:span text:style-name="Source_20_Text">NOT</text:span> (<text:span text:style-name="Source_20_Text">!</text:span>) inverte esse resultado, então <text:span text:style-name="Source_20_Text">!(N1 &gt; N2)</text:span> se torna <text:span text:style-name="Source_20_Text">false</text:span>.</text:p>
        </text:list-item>
        <text:list-item>
          <text:p text:style-name="P19">A expressão completa agora é <text:span text:style-name="Source_20_Text">false &amp;&amp; true</text:span> (pois <text:span text:style-name="Source_20_Text">N3 &gt; N4</text:span> continua sendo <text:span text:style-name="Source_20_Text">true</text:span>).</text:p>
        </text:list-item>
        <text:list-item>
          <text:p text:style-name="P19">O operador <text:span text:style-name="Source_20_Text">AND</text:span> avalia <text:span text:style-name="Source_20_Text">false &amp;&amp; true</text:span> como <text:span text:style-name="Source_20_Text">false</text:span>.</text:p>
        </text:list-item>
        <text:list-item>
          <text:p text:style-name="P20">Como a condição geral é falsa, o código dentro do bloco <text:span text:style-name="Source_20_Text">else</text:span> é executado, imprimindo <text:span text:style-name="Source_20_Text">'falso'</text:span>.</text:p>
        </text:list-item>
      </text:list>
      <text:p text:style-name="P3">Este exemplo demonstra o poder e a flexibilidade que os operadores lógicos oferecem para a construção de fluxos de controle precisos em nossos programas. Com estes exemplos práticos, consolidamos a aplicação dos operadores no controle de fluxo, e estamos prontos para resumir os pontos essenciais aprendidos.</text:p>
      <text:h text:style-name="P2" text:outline-level="2">5.0 Resumo e Pontos-Chave</text:h>
      <text:p text:style-name="P3">Os operadores lógicos são pilares da programação em JavaScript, essenciais para a criação de lógicas condicionais que permitem aos programas reagir e se adaptar a diferentes cenários. Eles são as ferramentas que transformam comparações simples em regras de decisão complexas e poderosas.</text:p>
      <text:p text:style-name="P3">Para consolidar o aprendizado, aqui estão os pontos-chave desta apostila:</text:p>
      <text:list text:style-name="L7">
        <text:list-item>
          <text:p text:style-name="P21"><text:span text:style-name="T2">Operador </text:span><text:span text:style-name="Source_20_Text"><text:span text:style-name="T2">AND</text:span></text:span> <text:span text:style-name="T2">(</text:span><text:span text:style-name="Source_20_Text"><text:span text:style-name="T2">&amp;&amp;</text:span></text:span><text:span text:style-name="T2">):</text:span> Retorna <text:span text:style-name="Source_20_Text">verdadeiro</text:span> somente se <text:span text:style-name="T2">todas</text:span> as condições forem verdadeiras.</text:p>
        </text:list-item>
        <text:list-item>
          <text:p text:style-name="P21"><text:span text:style-name="T2">Operador </text:span><text:span text:style-name="Source_20_Text"><text:span text:style-name="T2">OR</text:span></text:span> <text:span text:style-name="T2">(</text:span><text:span text:style-name="Source_20_Text"><text:span text:style-name="T2">||</text:span></text:span><text:span text:style-name="T2">):</text:span> Retorna <text:span text:style-name="Source_20_Text">verdadeiro</text:span> se <text:span text:style-name="T2">pelo menos uma</text:span> das condições for verdadeira.</text:p>
        </text:list-item>
        <text:list-item>
          <text:p text:style-name="P21"><text:span text:style-name="T2">Operador </text:span><text:span text:style-name="Source_20_Text"><text:span text:style-name="T2">NOT</text:span></text:span> <text:span text:style-name="T2">(</text:span><text:span text:style-name="Source_20_Text"><text:span text:style-name="T2">!</text:span></text:span><text:span text:style-name="T2">):</text:span> <text:span text:style-name="T2">Inverte</text:span> o valor booleano de uma expressão (de <text:span text:style-name="Source_20_Text">true</text:span> para <text:span text:style-name="Source_20_Text">false</text:span> e vice-versa).</text:p>
        </text:list-item>
        <text:list-item>
          <text:p text:style-name="P22"><text:span text:style-name="T2">Aplicação Principal:</text:span> São usados extensivamente em estruturas de controle como <text:span text:style-name="Source_20_Text">if</text:span>, <text:span text:style-name="Source_20_Text">while</text:span>, e <text:span text:style-name="Source_20_Text">for</text:span> para governar o fluxo de execução de um programa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_32_0_20_Percent" draw:display-name="20 Percent" xlink:href="Pictures/10000000000000080000000889DAE7A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line-height="150%"/>
      <style:text-properties fo:text-transform="uppercase" style:font-name="Liberation Serif3" fo:font-family="'Liberation Serif'" style:font-style-name="Negrito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line-height="150%"/>
      <style:text-properties style:font-name="Liberation Serif3" fo:font-family="'Liberation Serif'" style:font-style-name="Negri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line-height="150%"/>
      <style:text-properties style:font-name="Liberation Serif2" fo:font-family="'Liberation Serif'" style:font-style-name="Itálico Negrito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line-height="150%"/>
      <style:text-properties style:font-name="Liberation Serif1" fo:font-family="'Liberation Serif'" style:font-style-name="Itálico" style:font-family-generic="roman" style:font-pitch="variable"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cm" fo:margin-bottom="0cm" style:contextual-spacing="false" fo:line-height="150%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50%" fo:text-align="justify" style:justify-single-word="false" fo:padding="0.45cm" fo:border="0.06pt solid #000000" style:shadow="#808080 0.15cm 0.15cm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loext:graphic-properties draw:fill="bitmap" draw:fill-color="#000000" draw:fill-image-name="_32_0_20_Percent" style:repeat="repeat"/>
      <style:paragraph-properties fo:margin-top="0cm" fo:margin-bottom="0cm" style:contextual-spacing="false" fo:text-align="center" style:justify-single-word="false" fo:padding="0.45cm" fo:border="0.06pt solid #000000" style:shadow="#808080 0.176cm 0.176cm">
        <style:background-image xlink:href="Pictures/10000000000000080000000889DAE7A4.png" xlink:type="simple" xlink:actuate="onLoad"/>
      </style:paragraph-properties>
      <style:text-properties fo:font-variant="normal" fo:text-transform="none" style:font-name="Liberation Serif3" fo:font-family="'Liberation Serif'" style:font-style-name="Negrito" style:font-family-generic="roman" style:font-pitch="variable" fo:font-size="24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tyle="normal" fo:font-weight="bold"/>
    </style:style>
    <style:style style:name="Contents_20_3" style:display-name="Contents 3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tyle="italic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Numbering_20_Symbols" loext:num-list-format="%2%.%3%.%4%.%5%.%6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Numbering_20_Symbols" loext:num-list-format="%3%.%4%.%5%.%6%.%7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Numbering_20_Symbols" loext:num-list-format="%4%.%5%.%6%.%7%.%8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Numbering_20_Symbols" loext:num-list-format="%5%.%6%.%7%.%8%.%9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text:style-name="Numbering_20_Symbols" loext:num-list-format="%6%.%7%.%8%.%9%.%10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11:20:06.595167952</meta:creation-date>
    <meta:print-date>2026-01-14T21:19:54.256015512</meta:print-date>
    <meta:printed-by>Arquivos PDF</meta:printed-by>
    <dc:date>2026-01-14T21:36:52.134290291</dc:date>
    <meta:editing-duration>PT2H42M46S</meta:editing-duration>
    <meta:editing-cycles>8</meta:editing-cycles>
    <meta:generator>LibreOffice/25.8.4.2$Linux_X86_64 LibreOffice_project/290daaa01b999472f0c7a3890eb6a550fd74c6df</meta:generator>
    <meta:document-statistic meta:table-count="1" meta:image-count="0" meta:object-count="0" meta:page-count="5" meta:paragraph-count="100" meta:word-count="1257" meta:character-count="7417" meta:non-whitespace-character-count="6282"/>
  </office:meta>
</office:document-meta>
</file>